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RT</text:p>
          </table:table-cell>
          <table:table-cell office:value-type="string" calcext:value-type="string">
            <text:p>IERS</text:p>
          </table:table-cell>
          <table:table-cell office:value-type="string" calcext:value-type="string">
            <text:p>CRS</text:p>
          </table:table-cell>
        </table:table-row>
        <table:table-row table:style-name="ro1">
          <table:table-cell office:value-type="string" calcext:value-type="string">
            <text:p>EX 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 2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 5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 59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 7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 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X 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 9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 3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 4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 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 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 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 6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 1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 3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 3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 5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 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7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5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47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X 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7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9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9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1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9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 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6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7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8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9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6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8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 1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8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6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8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 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2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 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5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 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hellooo</text:p>
          </table:table-cell>
        </table:table-row>
      </table:table>
      <table:named-expressions/>
      <table:database-ranges>
        <table:database-range table:name="__Anonymous_Sheet_DB__0" table:target-range-address="Sheet1.A1:Sheet1.C101" table:display-filter-buttons="true">
          <table:sort>
            <table:sort-by table:field-number="2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20:39:40.4733310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3:55:24.805723352</meta:creation-date>
    <dc:date>2024-10-24T20:47:14.275272758</dc:date>
    <meta:editing-duration>PT1H52M57S</meta:editing-duration>
    <meta:editing-cycles>3</meta:editing-cycles>
    <meta:generator>LibreOffice/24.2.6.2$Linux_X86_64 LibreOffice_project/420$Build-2</meta:generator>
    <meta:document-statistic meta:table-count="2" meta:cell-count="306" meta:object-count="0"/>
  </office:meta>
</office:document-meta>
</file>